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hassis</text:p>
          </table:table-cell>
          <table:table-cell office:value-type="string" calcext:value-type="string">
            <text:p>Chassis Cost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Reactor</text:p>
          </table:table-cell>
          <table:table-cell office:value-type="string" calcext:value-type="string">
            <text:p>Armor Cost</text:p>
          </table:table-cell>
          <table:table-cell office:value-type="string" calcext:value-type="string">
            <text:p>Specialty 1 cost</text:p>
          </table:table-cell>
          <table:table-cell office:value-type="string" calcext:value-type="string">
            <text:p>Specialty 2 cost</text:p>
          </table:table-cell>
          <table:table-cell office:value-type="string" calcext:value-type="string">
            <text:p>Co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t</text:p>
          </table:table-cell>
          <table:table-cell table:formula="of:=LOOKUP([.A2];[.J$4:.J$13];[.K$4:.K$13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t</text:p>
          </table:table-cell>
          <table:table-cell table:formula="of:=LOOKUP([.A3];[.J$4:.J$13];[.K$4:.K$1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hassis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Weapon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Jet</text:p>
          </table:table-cell>
          <table:table-cell table:formula="of:=LOOKUP([.A4];[.J$4:.J$13];[.K$4:.K$13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nfant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</text:p>
          </table:table-cell>
          <table:table-cell table:formula="of:=LOOKUP([.A5];[.J$4:.J$13];[.K$4:.K$13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Speed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</text:p>
          </table:table-cell>
          <table:table-cell table:formula="of:=LOOKUP([.A6];[.J$4:.J$13];[.K$4:.K$13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gh Moral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overtank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</text:p>
          </table:table-cell>
          <table:table-cell table:formula="of:=LOOKUP([.A7];[.J$4:.J$13];[.K$4:.K$13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gh Morale</text:p>
          </table:table-cell>
          <table:table-cell office:value-type="string" calcext:value-type="string">
            <text:p>Air Superiority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oil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</text:p>
          </table:table-cell>
          <table:table-cell table:formula="of:=LOOKUP([.A8];[.J$4:.J$13];[.K$4:.K$13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 Morale</text:p>
          </table:table-cell>
          <table:table-cell office:value-type="string" calcext:value-type="string">
            <text:p>Air Superiority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Cruiser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</text:p>
          </table:table-cell>
          <table:table-cell table:formula="of:=LOOKUP([.A9];[.J$4:.J$13];[.K$4:.K$13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igh Morale</text:p>
          </table:table-cell>
          <table:table-cell office:value-type="string" calcext:value-type="string">
            <text:p>Air Superiority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Needlejet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</text:p>
          </table:table-cell>
          <table:table-cell table:formula="of:=LOOKUP([.A10];[.J$4:.J$13];[.K$4:.K$13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igh Morale</text:p>
          </table:table-cell>
          <table:table-cell office:value-type="string" calcext:value-type="string">
            <text:p>Air Superiority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jet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</text:p>
          </table:table-cell>
          <table:table-cell table:formula="of:=LOOKUP([.A11];[.J$4:.J$13];[.K$4:.K$13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'Copt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table:formula="of:=LOOKUP([.A12];[.J$4:.J$13];[.K$4:.K$13])" office:value-type="string" office:string-value="" calcext:value-type="error">
            <text:p>#N/A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Gravship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table:formula="of:=LOOKUP([.A13];[.J$4:.J$13];[.K$4:.K$13])" office:value-type="string" office:string-value="" calcext:value-type="error">
            <text:p>#N/A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Missile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table:formula="of:=LOOKUP([.A14];[.J$4:.J$13];[.K$4:.K$13])" office:value-type="string" office:string-value="" calcext:value-type="error">
            <text:p>#N/A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/>
          <table:table-cell table:formula="of:=LOOKUP([.A15];[.J$4:.J$13];[.K$4:.K$13])" office:value-type="string" office:string-value="" calcext:value-type="error">
            <text:p>#N/A</text:p>
          </table:table-cell>
          <table:table-cell table:number-columns-repeated="10"/>
          <table:table-cell office:value-type="string" calcext:value-type="string">
            <text:p>Reactor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/>
          <table:table-cell table:formula="of:=LOOKUP([.A16];[.J$4:.J$13];[.K$4:.K$13])" office:value-type="string" office:string-value="" calcext:value-type="error">
            <text:p>#N/A</text:p>
          </table:table-cell>
          <table:table-cell table:number-columns-repeated="7"/>
          <table:table-cell office:value-type="string" calcext:value-type="string">
            <text:p>Shield</text:p>
          </table:table-cell>
          <table:table-cell office:value-type="string" calcext:value-type="string">
            <text:p>Cost</text:p>
          </table:table-cell>
          <table:table-cell table:number-columns-repeated="3"/>
        </table:table-row>
        <table:table-row table:style-name="ro1">
          <table:table-cell/>
          <table:table-cell table:formula="of:=LOOKUP([.A17];[.J$4:.J$13];[.K$4:.K$13])" office:value-type="string" office:string-value="" calcext:value-type="error">
            <text:p>#N/A</text:p>
          </table:table-cell>
          <table:table-cell table:number-columns-repeated="7"/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LOOKUP([.A18];[.J$4:.J$13];[.K$4:.K$13])" office:value-type="string" office:string-value="" calcext:value-type="error">
            <text:p>#N/A</text:p>
          </table:table-cell>
          <table:table-cell table:number-columns-repeated="7"/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LOOKUP([.A19];[.J$4:.J$13];[.K$4:.K$13])" office:value-type="string" office:string-value="" calcext:value-type="error">
            <text:p>#N/A</text:p>
          </table:table-cell>
          <table:table-cell table:number-columns-repeated="7"/>
          <table:table-cell office:value-type="string" calcext:value-type="string">
            <text:p>Synth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LOOKUP([.A20];[.J$4:.J$13];[.K$4:.K$13])" office:value-type="string" office:string-value="" calcext:value-type="error">
            <text:p>#N/A</text:p>
          </table:table-cell>
          <table:table-cell table:number-columns-repeated="7"/>
          <table:table-cell office:value-type="string" calcext:value-type="string">
            <text:p>Plasma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formula="of:=LOOKUP([.A21];[.J$4:.J$13];[.K$4:.K$13])" office:value-type="string" office:string-value="" calcext:value-type="error">
            <text:p>#N/A</text:p>
          </table:table-cell>
          <table:table-cell table:number-columns-repeated="7"/>
          <table:table-cell office:value-type="string" calcext:value-type="string">
            <text:p>Silksteel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formula="of:=LOOKUP([.A22];[.J$4:.J$13];[.K$4:.K$13])" office:value-type="string" office:string-value="" calcext:value-type="error">
            <text:p>#N/A</text:p>
          </table:table-cell>
          <table:table-cell table:number-columns-repeated="7"/>
          <table:table-cell office:value-type="string" calcext:value-type="string">
            <text:p>Photon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formula="of:=LOOKUP([.A23];[.J$4:.J$13];[.K$4:.K$13])" office:value-type="string" office:string-value="" calcext:value-type="error">
            <text:p>#N/A</text:p>
          </table:table-cell>
          <table:table-cell table:number-columns-repeated="7"/>
          <table:table-cell office:value-type="string" calcext:value-type="string">
            <text:p>Probability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table:formula="of:=LOOKUP([.A24];[.J$4:.J$13];[.K$4:.K$13])" office:value-type="string" office:string-value="" calcext:value-type="error">
            <text:p>#N/A</text:p>
          </table:table-cell>
          <table:table-cell table:number-columns-repeated="7"/>
          <table:table-cell office:value-type="string" calcext:value-type="string">
            <text:p>Neutronium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table:formula="of:=LOOKUP([.A25];[.J$4:.J$13];[.K$4:.K$13])" office:value-type="string" office:string-value="" calcext:value-type="error">
            <text:p>#N/A</text:p>
          </table:table-cell>
          <table:table-cell table:number-columns-repeated="7"/>
          <table:table-cell office:value-type="string" calcext:value-type="string">
            <text:p>Antimatter 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table:formula="of:=LOOKUP([.A26];[.J$4:.J$13];[.K$4:.K$13])" office:value-type="string" office:string-value="" calcext:value-type="error">
            <text:p>#N/A</text:p>
          </table:table-cell>
          <table:table-cell table:number-columns-repeated="7"/>
          <table:table-cell office:value-type="string" calcext:value-type="string">
            <text:p>Stasis 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Psi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20:10:36.072000000</meta:creation-date>
    <dc:date>2015-11-15T21:07:05.271000000</dc:date>
    <meta:editing-duration>PT9M48S</meta:editing-duration>
    <meta:editing-cycles>1</meta:editing-cycles>
    <meta:document-statistic meta:table-count="1" meta:cell-count="153" meta:object-count="0"/>
    <meta:generator>LibreOffice/5.0.3.2$Windows_x86 LibreOffice_project/e5f16313668ac592c1bfb310f4390624e3dbfb75</meta:generator>
  </office:meta>
</office:document-meta>
</file>